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O <text:s text:c="22"/></text:p>
          </table:table-cell>
          <table:table-cell office:value-type="float" office:value="0.030328" calcext:value-type="float">
            <text:p>0.030328</text:p>
          </table:table-cell>
        </table:table-row>
        <table:table-row table:style-name="ro1">
          <table:table-cell office:value-type="string" calcext:value-type="string">
            <text:p>Mediterranean Avenue <text:s text:c="4"/></text:p>
          </table:table-cell>
          <table:table-cell office:value-type="float" office:value="0.021333" calcext:value-type="float">
            <text:p>0.021333</text:p>
          </table:table-cell>
        </table:table-row>
        <table:table-row table:style-name="ro1">
          <table:table-cell office:value-type="string" calcext:value-type="string">
            <text:p>Community Chest 1 <text:s text:c="7"/></text:p>
          </table:table-cell>
          <table:table-cell office:value-type="float" office:value="0.02191" calcext:value-type="float">
            <text:p>0.02191</text:p>
          </table:table-cell>
        </table:table-row>
        <table:table-row table:style-name="ro1">
          <table:table-cell office:value-type="string" calcext:value-type="string">
            <text:p>Baltic Avenue <text:s text:c="11"/>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Income Tax <text:s text:c="14"/></text:p>
          </table:table-cell>
          <table:table-cell office:value-type="float" office:value="0.023244" calcext:value-type="float">
            <text:p>0.023244</text:p>
          </table:table-cell>
        </table:table-row>
        <table:table-row table:style-name="ro1">
          <table:table-cell office:value-type="string" calcext:value-type="string">
            <text:p>Reading Railroad <text:s text:c="8"/></text:p>
          </table:table-cell>
          <table:table-cell office:value-type="float" office:value="0.028042" calcext:value-type="float">
            <text:p>0.028042</text:p>
          </table:table-cell>
        </table:table-row>
        <table:table-row table:style-name="ro1">
          <table:table-cell office:value-type="string" calcext:value-type="string">
            <text:p>Oriental Avenue <text:s text:c="9"/></text:p>
          </table:table-cell>
          <table:table-cell office:value-type="float" office:value="0.022682" calcext:value-type="float">
            <text:p>0.022682</text:p>
          </table:table-cell>
        </table:table-row>
        <table:table-row table:style-name="ro1">
          <table:table-cell office:value-type="string" calcext:value-type="string">
            <text:p>Chance 1 <text:s text:c="16"/></text:p>
          </table:table-cell>
          <table:table-cell office:value-type="float" office:value="0.023101" calcext:value-type="float">
            <text:p>0.023101</text:p>
          </table:table-cell>
        </table:table-row>
        <table:table-row table:style-name="ro1">
          <table:table-cell office:value-type="string" calcext:value-type="string">
            <text:p>Vermont Avenue <text:s text:c="10"/>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Connecticut Avenue <text:s text:c="6"/></text:p>
          </table:table-cell>
          <table:table-cell office:value-type="float" office:value="0.023048" calcext:value-type="float">
            <text:p>0.023048</text:p>
          </table:table-cell>
        </table:table-row>
        <table:table-row table:style-name="ro1">
          <table:table-cell office:value-type="string" calcext:value-type="string">
            <text:p>Jail <text:s text:c="20"/></text:p>
          </table:table-cell>
          <table:table-cell office:value-type="float" office:value="0.061307" calcext:value-type="float">
            <text:p>0.061307</text:p>
          </table:table-cell>
        </table:table-row>
        <table:table-row table:style-name="ro1">
          <table:table-cell office:value-type="string" calcext:value-type="string">
            <text:p>St. Charles Place <text:s text:c="7"/></text:p>
          </table:table-cell>
          <table:table-cell office:value-type="float" office:value="0.026791" calcext:value-type="float">
            <text:p>0.026791</text:p>
          </table:table-cell>
        </table:table-row>
        <table:table-row table:style-name="ro1">
          <table:table-cell office:value-type="string" calcext:value-type="string">
            <text:p>Electric Company <text:s text:c="8"/></text:p>
          </table:table-cell>
          <table:table-cell office:value-type="float" office:value="0.025948" calcext:value-type="float">
            <text:p>0.025948</text:p>
          </table:table-cell>
        </table:table-row>
        <table:table-row table:style-name="ro1">
          <table:table-cell office:value-type="string" calcext:value-type="string">
            <text:p>States Avenue <text:s text:c="11"/></text:p>
          </table:table-cell>
          <table:table-cell office:value-type="float" office:value="0.023908" calcext:value-type="float">
            <text:p>0.023908</text:p>
          </table:table-cell>
        </table:table-row>
        <table:table-row table:style-name="ro1">
          <table:table-cell office:value-type="string" calcext:value-type="string">
            <text:p>Virginia Avenue <text:s text:c="9"/></text:p>
          </table:table-cell>
          <table:table-cell office:value-type="float" office:value="0.025004" calcext:value-type="float">
            <text:p>0.025004</text:p>
          </table:table-cell>
        </table:table-row>
        <table:table-row table:style-name="ro1">
          <table:table-cell office:value-type="string" calcext:value-type="string">
            <text:p>Pennsylvania Railroad <text:s text:c="3"/></text:p>
          </table:table-cell>
          <table:table-cell office:value-type="float" office:value="0.027639" calcext:value-type="float">
            <text:p>0.027639</text:p>
          </table:table-cell>
        </table:table-row>
        <table:table-row table:style-name="ro1">
          <table:table-cell office:value-type="string" calcext:value-type="string">
            <text:p>St. James Place <text:s text:c="9"/>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Community Chest 2 <text:s text:c="7"/></text:p>
          </table:table-cell>
          <table:table-cell office:value-type="float" office:value="0.029603" calcext:value-type="float">
            <text:p>0.029603</text:p>
          </table:table-cell>
        </table:table-row>
        <table:table-row table:style-name="ro1">
          <table:table-cell office:value-type="string" calcext:value-type="string">
            <text:p>Tennessee Avenue <text:s text:c="8"/></text:p>
          </table:table-cell>
          <table:table-cell office:value-type="float" office:value="0.02908" calcext:value-type="float">
            <text:p>0.02908</text:p>
          </table:table-cell>
        </table:table-row>
        <table:table-row table:style-name="ro1">
          <table:table-cell office:value-type="string" calcext:value-type="string">
            <text:p>New York Avenue <text:s text:c="9"/></text:p>
          </table:table-cell>
          <table:table-cell office:value-type="float" office:value="0.030489" calcext:value-type="float">
            <text:p>0.030489</text:p>
          </table:table-cell>
        </table:table-row>
        <table:table-row table:style-name="ro1">
          <table:table-cell office:value-type="string" calcext:value-type="string">
            <text:p>Free Parking <text:s text:c="12"/></text:p>
          </table:table-cell>
          <table:table-cell office:value-type="float" office:value="0.028529" calcext:value-type="float">
            <text:p>0.028529</text:p>
          </table:table-cell>
        </table:table-row>
        <table:table-row table:style-name="ro1">
          <table:table-cell office:value-type="string" calcext:value-type="string">
            <text:p>Kentucky Avenue <text:s text:c="9"/></text:p>
          </table:table-cell>
          <table:table-cell office:value-type="float" office:value="0.028324" calcext:value-type="float">
            <text:p>0.028324</text:p>
          </table:table-cell>
        </table:table-row>
        <table:table-row table:style-name="ro1">
          <table:table-cell office:value-type="string" calcext:value-type="string">
            <text:p>Chance 2 <text:s text:c="16"/></text:p>
          </table:table-cell>
          <table:table-cell office:value-type="float" office:value="0.027773" calcext:value-type="float">
            <text:p>0.027773</text:p>
          </table:table-cell>
        </table:table-row>
        <table:table-row table:style-name="ro1">
          <table:table-cell office:value-type="string" calcext:value-type="string">
            <text:p>Indiana Avenue <text:s text:c="10"/></text:p>
          </table:table-cell>
          <table:table-cell office:value-type="float" office:value="0.027163" calcext:value-type="float">
            <text:p>0.027163</text:p>
          </table:table-cell>
        </table:table-row>
        <table:table-row table:style-name="ro1">
          <table:table-cell office:value-type="string" calcext:value-type="string">
            <text:p>Illinois Avenue <text:s text:c="9"/></text:p>
          </table:table-cell>
          <table:table-cell office:value-type="float" office:value="0.031751" calcext:value-type="float">
            <text:p>0.031751</text:p>
          </table:table-cell>
        </table:table-row>
        <table:table-row table:style-name="ro1">
          <table:table-cell office:value-type="string" calcext:value-type="string">
            <text:p>B. &amp; O. Railroad <text:s text:c="8"/></text:p>
          </table:table-cell>
          <table:table-cell office:value-type="float" office:value="0.028475" calcext:value-type="float">
            <text:p>0.028475</text:p>
          </table:table-cell>
        </table:table-row>
        <table:table-row table:style-name="ro1">
          <table:table-cell office:value-type="string" calcext:value-type="string">
            <text:p>Atlantic Avenue <text:s text:c="9"/></text:p>
          </table:table-cell>
          <table:table-cell office:value-type="float" office:value="0.027047" calcext:value-type="float">
            <text:p>0.027047</text:p>
          </table:table-cell>
        </table:table-row>
        <table:table-row table:style-name="ro1">
          <table:table-cell office:value-type="string" calcext:value-type="string">
            <text:p>Ventnor Avenue <text:s text:c="10"/></text:p>
          </table:table-cell>
          <table:table-cell office:value-type="float" office:value="0.026796" calcext:value-type="float">
            <text:p>0.026796</text:p>
          </table:table-cell>
        </table:table-row>
        <table:table-row table:style-name="ro1">
          <table:table-cell office:value-type="string" calcext:value-type="string">
            <text:p>Water Works <text:s text:c="13"/></text:p>
          </table:table-cell>
          <table:table-cell office:value-type="float" office:value="0.028163" calcext:value-type="float">
            <text:p>0.028163</text:p>
          </table:table-cell>
        </table:table-row>
        <table:table-row table:style-name="ro1">
          <table:table-cell office:value-type="string" calcext:value-type="string">
            <text:p>Marvin Gardens <text:s text:c="10"/></text:p>
          </table:table-cell>
          <table:table-cell office:value-type="float" office:value="0.025877" calcext:value-type="float">
            <text:p>0.025877</text:p>
          </table:table-cell>
        </table:table-row>
        <table:table-row table:style-name="ro1">
          <table:table-cell office:value-type="string" calcext:value-type="string">
            <text:p>Go To Jail <text:s text:c="14"/></text:p>
          </table:table-cell>
          <table:table-cell office:value-type="float" office:value="0.026048" calcext:value-type="float">
            <text:p>0.026048</text:p>
          </table:table-cell>
        </table:table-row>
        <table:table-row table:style-name="ro1">
          <table:table-cell office:value-type="string" calcext:value-type="string">
            <text:p>Pacific Avenue <text:s text:c="10"/></text:p>
          </table:table-cell>
          <table:table-cell office:value-type="float" office:value="0.026895" calcext:value-type="float">
            <text:p>0.026895</text:p>
          </table:table-cell>
        </table:table-row>
        <table:table-row table:style-name="ro1">
          <table:table-cell office:value-type="string" calcext:value-type="string">
            <text:p>North Carolina Avenue <text:s text:c="3"/></text:p>
          </table:table-cell>
          <table:table-cell office:value-type="float" office:value="0.025987" calcext:value-type="float">
            <text:p>0.025987</text:p>
          </table:table-cell>
        </table:table-row>
        <table:table-row table:style-name="ro1">
          <table:table-cell office:value-type="string" calcext:value-type="string">
            <text:p>Community Chest 3 <text:s text:c="7"/></text:p>
          </table:table-cell>
          <table:table-cell office:value-type="float" office:value="0.026904" calcext:value-type="float">
            <text:p>0.026904</text:p>
          </table:table-cell>
        </table:table-row>
        <table:table-row table:style-name="ro1">
          <table:table-cell office:value-type="string" calcext:value-type="string">
            <text:p>Pennsylvania Avenue <text:s text:c="5"/></text:p>
          </table:table-cell>
          <table:table-cell office:value-type="float" office:value="0.024795" calcext:value-type="float">
            <text:p>0.024795</text:p>
          </table:table-cell>
        </table:table-row>
        <table:table-row table:style-name="ro1">
          <table:table-cell office:value-type="string" calcext:value-type="string">
            <text:p>Short Line <text:s text:c="14"/></text:p>
          </table:table-cell>
          <table:table-cell office:value-type="float" office:value="0.024096" calcext:value-type="float">
            <text:p>0.024096</text:p>
          </table:table-cell>
        </table:table-row>
        <table:table-row table:style-name="ro1">
          <table:table-cell office:value-type="string" calcext:value-type="string">
            <text:p>Chance 3 <text:s text:c="16"/></text:p>
          </table:table-cell>
          <table:table-cell office:value-type="float" office:value="0.023213" calcext:value-type="float">
            <text:p>0.023213</text:p>
          </table:table-cell>
        </table:table-row>
        <table:table-row table:style-name="ro1">
          <table:table-cell office:value-type="string" calcext:value-type="string">
            <text:p>Park Place <text:s text:c="14"/></text:p>
          </table:table-cell>
          <table:table-cell office:value-type="float" office:value="0.02178" calcext:value-type="float">
            <text:p>0.02178</text:p>
          </table:table-cell>
        </table:table-row>
        <table:table-row table:style-name="ro1">
          <table:table-cell office:value-type="string" calcext:value-type="string">
            <text:p>Luxury Tax <text:s text:c="14"/></text:p>
          </table:table-cell>
          <table:table-cell office:value-type="float" office:value="0.021977" calcext:value-type="float">
            <text:p>0.021977</text:p>
          </table:table-cell>
        </table:table-row>
        <table:table-row table:style-name="ro1">
          <table:table-cell office:value-type="string" calcext:value-type="string">
            <text:p>Boardwalk <text:s text:c="15"/></text:p>
          </table:table-cell>
          <table:table-cell office:value-type="float" office:value="0.026146" calcext:value-type="float">
            <text:p>0.026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3:57:27.734364394</meta:creation-date>
    <dc:date>2016-12-06T00:00:24.572714607</dc:date>
    <meta:editing-duration>PT3M1S</meta:editing-duration>
    <meta:editing-cycles>1</meta:editing-cycles>
    <meta:generator>LibreOffice/5.1.4.2$Linux_X86_64 LibreOffice_project/10m0$Build-2</meta:generator>
    <meta:document-statistic meta:table-count="1" meta:cell-count="80" meta:object-count="0"/>
  </office:meta>
</office:document-meta>
</file>